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style style:name="P1" style:family="paragraph">
      <style:paragraph-properties fo:border="0.0154in solid #000000" fo:padding="0.01in"/>
    </style:style>
    <style:style style:name="P2" style:family="paragraph">
      <style:paragraph-properties fo:border="0.0154in solid #000000" fo:padding="0.1in"/>
    </style:style>
    <style:style style:name="P3" style:family="paragraph">
      <style:paragraph-properties fo:border="0.0154in solid #000000" fo:padding="1in"/>
    </style:style>
    <style:style style:name="P4" style:family="paragraph">
      <style:paragraph-properties fo:border="0.0154in solid #000000" fo:padding-top="1in"/>
    </style:style>
    <style:style style:name="P5" style:family="paragraph">
      <style:paragraph-properties fo:border="0.0154in solid #000000" fo:padding-right="1in"/>
    </style:style>
  </office:automatic-styles>
  <office:body>
    <office:text>
      <text:p text:style-name="P1">
     This is an example of paragraph with border. the spacing around the paragraph is 0.01 inch. This is an example of paragraph with border. the spacing around the paragraph is 0.01 inch.
   </text:p>
      <text:p/>
      <text:p text:style-name="P2">
     This is an example of paragraph with border. the spacing around the paragraph is 0.1 inch. This is an example of paragraph with border. the spacing around the paragraph is 0.1 inch.
   </text:p>
      <text:p/>
      <text:p text:style-name="P3">
    This is an example of paragraph with border. the spacing around the paragraph is 1 inch. This is an example of paragraph with border. the spacing around the paragraph is 1 inch.
   </text:p>
      <text:p/>
      <text:p text:style-name="P4">
    This is an example of paragraph with border. the top spacing around the paragraph is 1 inch. This is an example of paragraph with border. the top spacing around the paragraph is 1 inch.
   </text:p>
      <text:p/>
      <text:p/>
      <text:p text:style-name="P5">
     This is an example of paragraph with border. the right spacing around the paragraph is 1 inch. This is an example of paragraph with border. the right spacing around the paragraph is 1 in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office:version="1.0">
  <office:automatic-styles>
    <style:page-layout style:name="PageLayout-1">
      <style:page-layout-properties fo:page-width="8.26in" fo:page-height="11.69in" fo:margin-top="1.0in" fo:margin-bottom="1.0in" fo:margin-left="1.0in" fo:margin-right="1.0in" style:print-orientation="portrait"/>
    </style:page-layout>
  </office:automatic-styles>
  <office:master-styles>
    <style:master-page style:name="Standard" style:page-layout-name="PageLayout-1">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office:version="1.0">
  <office:meta>
    <meta:generator>
            User-Agent: Manual/1.0
        </meta:generator>
    <dc:title>Meta Test Document</dc:title>
    <dc:description>Copyright (C) 2006 Intel Corporation.</dc:description>
    <dc:subject>Subject of the document</dc:subject>
    <dc:creator>Yi Luo</dc:creator>
    <dc:date>2006-03-01T11:34:56</dc:date>
    <meta:initial-creator>Majid Khan</meta:initial-creator>
    <meta:creation-date>2005-12-19T12:50:56</meta:creation-date>
    <meta:printed-by>Yi Luo</meta:printed-by>
    <meta:print-date>2006-03-01T11:34:56</meta:print-date>
    <meta:editing-duration>PT0H10M10S</meta:editing-duration>
    <meta:keyword>First keyword</meta:keyword>
    <meta:keyword>Second keyword</meta:keyword>
    <meta:keyword>Third keyword</meta:keyword>
    <dc:language>en-US</dc:language>
    <meta:editing-cycles>1</meta:editing-cycles>
    <meta:editing-duration>PT19S</meta:editing-duration>
    <meta:document-statistic meta:table-count="0" meta:image-count="0" meta:object-count="0" meta:page-count="1" meta:paragraph-count="1" meta:word-count="12" meta:character-count="69"/>
  </office:meta>
</office:document-meta>
</file>